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.2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1.2" calcext:value-type="string">
            <text:p>1.2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sers or pawns</text:p>
          </table:table-cell>
          <table:table-cell table:formula="of:=IF([.A19]&lt;&gt;&quot;&quot;;[.A19];&quot;&quot;)" office:value-type="float" office:value="2" calcext:value-type="float">
            <text:p>2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Caig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float" office:value="4" calcext:value-type="float">
            <text:p>4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float" office:value="6" calcext:value-type="float">
            <text:p>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toon Globe</text:p>
          </table:table-cell>
          <table:table-cell table:formula="of:=IF([.A23]&lt;&gt;&quot;&quot;;[.A23];&quot;&quot;)" office:value-type="float" office:value="7" calcext:value-type="float">
            <text:p>7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loring page village</text:p>
          </table:table-cell>
          <table:table-cell/>
          <table:table-cell office:value-type="string" calcext:value-type="string">
            <text:p>edupics.com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ppy pig</text:p>
          </table:table-cell>
          <table:table-cell table:formula="of:=IF([.A25]&lt;&gt;&quot;&quot;;[.A25];&quot;&quot;)" office:value-type="float" office:value="8" calcext:value-type="float">
            <text:p>8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ugmeno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26]&lt;&gt;&quot;&quot;;[.A2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tack of gold coins</text:p>
          </table:table-cell>
          <table:table-cell table:formula="of:=IF([.A27]&lt;&gt;&quot;&quot;;[.A2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Jonab the Unsightly One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hocolate birthday cake</text:p>
          </table:table-cell>
          <table:table-cell table:formula="of:=IF([.A28]&lt;&gt;&quot;&quot;;[.A2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eder Plate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oninah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Matzah bread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osherstock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ntique door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pitho / Volksmission Freudenstadt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inladung zur Wanderung</text:p>
          </table:table-cell>
          <table:table-cell/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iner Sturm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rot und Wein</text:p>
          </table:table-cell>
          <table:table-cell table:formula="of:=IF([.A33]&lt;&gt;&quot;&quot;;[.A33];&quot;&quot;)" office:value-type="float" office:value="12" calcext:value-type="float">
            <text:p>12</text:p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kob Erhardt / Volksmission Freudenstad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3.1</text:p>
          </table:table-cell>
          <table:table-cell office:value-type="string" calcext:value-type="string">
            <text:p>Pokal</text:p>
          </table:table-cell>
          <table:table-cell table:formula="of:=IF([.A34]&lt;&gt;&quot;&quot;;[.A34];&quot;&quot;)" office:value-type="string" office:string-value="13.1" calcext:value-type="string">
            <text:p>13.1</text:p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. Hofschlaeger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weets – Bonbon</text:p>
          </table:table-cell>
          <table:table-cell table:formula="of:=IF([.A35]&lt;&gt;&quot;&quot;;[.A35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lsen1961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ink Donuts Series</text:p>
          </table:table-cell>
          <table:table-cell table:formula="of:=IF([.A36]&lt;&gt;&quot;&quot;;[.A36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ixaio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eer</text:p>
          </table:table-cell>
          <table:table-cell table:formula="of:=IF([.A37]&lt;&gt;&quot;&quot;;[.A3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efanG81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nbed on tropical beach</text:p>
          </table:table-cell>
          <table:table-cell table:formula="of:=IF([.A38]&lt;&gt;&quot;&quot;;[.A38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l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yringes and vial</text:p>
          </table:table-cell>
          <table:table-cell table:formula="of:=IF([.A39]&lt;&gt;&quot;&quot;;[.A39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zeathiel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read</text:p>
          </table:table-cell>
          <table:table-cell table:formula="of:=IF([.A40]&lt;&gt;&quot;&quot;;[.A40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vdvars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ym weights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zard909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ttled water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azreth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Fast lane</text:p>
          </table:table-cell>
          <table:table-cell table:formula="of:=IF([.A43]&lt;&gt;&quot;&quot;;[.A43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si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reakfast</text:p>
          </table:table-cell>
          <table:table-cell table:formula="of:=IF([.A44]&lt;&gt;&quot;&quot;;[.A44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hokingxl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20:08:50.007588339</dc:date>
    <meta:editing-duration>P3DT13H13M50S</meta:editing-duration>
    <meta:generator>LibreOffice/4.1.3.2$Linux_X86_64 LibreOffice_project/410m0$Build-2</meta:generator>
    <meta:editing-cycles>162</meta:editing-cycles>
    <meta:document-statistic meta:table-count="2" meta:cell-count="752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